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4832f" officeooo:paragraph-rsid="0014832f" style:font-size-asian="9.14999961853027pt" style:font-size-complex="10.5pt"/>
    </style:style>
    <style:style style:name="P2" style:family="paragraph" style:parent-style-name="Standard">
      <style:text-properties fo:font-size="18pt" officeooo:rsid="0014832f" officeooo:paragraph-rsid="0014832f" style:font-size-asian="15.75pt" style:font-size-complex="18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4832f" officeooo:paragraph-rsid="0014832f" style:font-size-asian="12.25pt" style:font-size-complex="14pt"/>
    </style:style>
    <style:style style:name="P4" style:family="paragraph" style:parent-style-name="Standard">
      <style:text-properties fo:font-size="12pt" style:text-underline-style="none" officeooo:rsid="0014832f" officeooo:paragraph-rsid="0014832f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15608c" officeooo:paragraph-rsid="0015608c" style:font-size-asian="10.5pt" style:font-size-complex="12pt"/>
    </style:style>
    <style:style style:name="P6" style:family="paragraph" style:parent-style-name="Standard">
      <style:text-properties fo:font-size="15pt" officeooo:rsid="0014832f" officeooo:paragraph-rsid="0014832f" style:font-size-asian="15pt" style:font-size-complex="15pt"/>
    </style:style>
    <style:style style:name="P7" style:family="paragraph" style:parent-style-name="Standard">
      <style:text-properties fo:font-size="15pt" officeooo:rsid="0014832f" officeooo:paragraph-rsid="0014832f" style:font-size-asian="15pt" style:font-size-complex="15pt"/>
    </style:style>
    <style:style style:name="P8" style:family="paragraph" style:parent-style-name="Standard">
      <style:text-properties fo:font-size="15pt" officeooo:rsid="001a01af" officeooo:paragraph-rsid="001a01af" style:font-size-asian="15pt" style:font-size-complex="15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823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tab/><text:tab/> <text:s text:c="2"/><text:span text:style-name="T2">O PRKÉNKO BALZY</text:span></text:p>
      <text:p text:style-name="P2"><text:tab/><text:tab/><text:tab/> <text:s text:c="5"/>Výsledková listina</text:p>
      <text:p text:style-name="P2"><text:tab/><text:tab/>J<text:span text:style-name="T3">ednotné motorky RM 2,5 Ns ZVS Dubnica</text:span></text:p>
      <text:p text:style-name="P2"/>
      <text:p text:style-name="P2"><text:tab/><text:tab/><text:tab/> <text:s text:c="5"/><text:span text:style-name="T1">Letovice 30.10. 2021</text:span></text:p>
      <text:p text:style-name="P6"><text:tab/><text:tab/><text:tab/> <text:s text:c="3"/>Kategorie S6A streamer</text:p>
      <text:p text:style-name="P6"/>
      <text:p text:style-name="P8">Ředitel soutěže: Sopoušek Milan</text:p>
      <text:p text:style-name="P8">Sp. komisař: <text:s/>Kuda Bohuslav</text:p>
      <text:p text:style-name="P8">Časoměřiči: Martínek Lubomír, Krušinová Andrea</text:p>
      <text:p text:style-name="P6"/>
      <text:p text:style-name="P3">St.č.<text:tab/><text:tab/>Jméno<text:tab/><text:tab/>1start<text:tab/><text:tab/>finále <text:tab/> <text:s text:c="3"/>celk.<text:tab/><text:tab/>pořadí</text:p>
      <text:p text:style-name="P3"/>
      <text:p text:style-name="P4">1. <text:s text:c="2"/><text:tab/>Fadrný Martin<text:tab/><text:tab/> <text:tab/>11sec<text:tab/><text:tab/>-<text:tab/><text:tab/>11 sec<text:tab/><text:tab/>6.</text:p>
      <text:p text:style-name="P4">2. <text:s text:c="2"/><text:tab/>Kovář Matěj<text:tab/><text:tab/><text:tab/>15<text:tab/><text:tab/>-<text:tab/><text:tab/>15<text:tab/><text:tab/>5.</text:p>
      <text:p text:style-name="P4">3.<text:tab/>Krušina Adam<text:tab/><text:tab/><text:tab/>30<text:tab/><text:tab/><text:span text:style-name="T4">1</text:span>5<text:tab/><text:tab/><text:span text:style-name="T4">4</text:span>5<text:tab/><text:tab/>3.</text:p>
      <text:p text:style-name="P4">4.<text:tab/>Cihla Jaroslav<text:tab/><text:tab/><text:tab/>41<text:tab/><text:tab/><text:span text:style-name="T4">27</text:span><text:tab/><text:tab/><text:span text:style-name="T4">68</text:span><text:tab/><text:tab/>1.</text:p>
      <text:p text:style-name="P4">5.<text:tab/>Marčák Pavel<text:tab/><text:tab/><text:tab/>16<text:tab/><text:tab/>-<text:tab/><text:tab/><text:span text:style-name="T4">16</text:span><text:tab/><text:tab/>5.</text:p>
      <text:p text:style-name="P4">6.<text:tab/>Marek Roman<text:tab/><text:tab/><text:tab/>0<text:tab/><text:tab/>-<text:tab/><text:tab/> <text:s text:c="2"/>0<text:tab/><text:tab/>7.</text:p>
      <text:p text:style-name="P4">7.<text:tab/>Horáček Pavel<text:tab/><text:tab/><text:tab/>30<text:tab/><text:tab/>27<text:tab/><text:tab/> 57<text:tab/><text:tab/>2.</text:p>
      <text:p text:style-name="P4"/>
      <text:p text:style-name="P4"/>
      <text:p text:style-name="P5">Povětrnostní situace <text:s text:c="3"/>polojasno 5-15 °C, vítr 3-6m/sec</text:p>
      <text:p text:style-name="P4"/>
      <text:p text:style-name="P4"/>
      <text:p text:style-name="P4"/>
      <text:p text:style-name="P4"/>
      <text:p text:style-name="P4">Šťastným majitelem prkénka balzy je Jaroslav Cihla.</text:p>
      <text:p text:style-name="P4"/>
      <text:p text:style-name="P4"/>
      <text:p text:style-name="P4">Letovice 30.10. 2021<text:tab/><text:tab/><text:tab/><text:tab/>za správnost Kuda Bohuslav sp. komisař</text:p>
      <text:p text:style-name="P4"/>
      <text:p text:style-name="P4"/>
      <text:p text:style-name="P4"><text:s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20:18:23.259000000</meta:creation-date>
    <dc:date>2021-10-31T22:03:20.242000000</dc:date>
    <meta:editing-duration>PT7M13S</meta:editing-duration>
    <meta:editing-cycles>4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0" meta:word-count="110" meta:character-count="707" meta:non-whitespace-character-count="518"/>
  </office:meta>
</office:document-meta>
</file>